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pperplate Gothic Bold" svg:font-family="Copperplate Gothic Bold" style:font-family-generic="swiss" style:font-pitch="variable" svg:panose-1="2 14 7 5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rial Black" fo:font-size="16pt" style:font-size-asian="16pt" style:font-size-complex="16pt"/>
    </style:style>
    <style:style style:name="P3" style:parent-style-name="Normal" style:family="paragraph">
      <style:paragraph-properties fo:text-align="center" fo:line-height="300%"/>
      <style:text-properties style:font-name="Copperplate Gothic Bold" fo:font-size="16pt" style:font-size-asian="16pt" style:font-size-complex="16pt"/>
    </style:style>
    <style:style style:name="P4" style:parent-style-name="Normal" style:family="paragraph">
      <style:paragraph-properties fo:text-align="center" fo:margin-bottom="0in"/>
      <style:text-properties style:font-name="Copperplate Gothic Bold" fo:font-size="16pt" style:font-size-asian="16pt" style:font-size-complex="16pt"/>
    </style:style>
    <style:style style:name="P5" style:parent-style-name="Normal" style:family="paragraph">
      <style:text-properties style:font-name="Arial Black" fo:font-size="16pt" style:font-size-asian="16pt" style:font-size-complex="16pt"/>
    </style:style>
    <style:style style:name="P6" style:parent-style-name="Normal" style:family="paragraph">
      <style:paragraph-properties fo:text-align="justify"/>
      <style:text-properties style:font-name="Arial" style:font-name-complex="Arial" fo:color="#292D32" fo:font-size="12pt" style:font-size-asian="12pt" style:font-size-complex="12pt" fo:background-color="#FFFFFF"/>
    </style:style>
    <style:style style:name="P7" style:parent-style-name="Normal" style:family="paragraph">
      <style:text-properties style:font-name="Arial" style:font-name-complex="Arial" fo:color="#292D32" fo:font-size="12pt" style:font-size-asian="12pt" style:font-size-complex="12pt" fo:background-color="#FFFFFF"/>
    </style:style>
    <style:style style:name="P8" style:parent-style-name="Normal" style:family="paragraph">
      <style:paragraph-properties fo:margin-bottom="0in" fo:line-height="300%"/>
      <style:text-properties style:font-name="Arial" style:font-name-complex="Arial" fo:color="#292D32" fo:font-size="12pt" style:font-size-asian="12pt" style:font-size-complex="12pt" fo:background-color="#FFFFFF"/>
    </style:style>
    <style:style style:name="P9" style:parent-style-name="Normal" style:family="paragraph">
      <style:text-properties style:font-name="Arial Black" fo:font-size="16pt" style:font-size-asian="16pt" style:font-size-complex="16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margin-bottom="0in" fo:line-height="300%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 Black" fo:font-size="16pt" style:font-size-asian="16pt" style:font-size-complex="16pt"/>
    </style:style>
    <style:style style:name="P14" style:parent-style-name="Normal" style:family="paragraph">
      <style:paragraph-properties fo:text-align="justify"/>
      <style:text-properties style:font-name="Arial" style:font-name-complex="Arial" fo:color="#292D32" fo:font-size="12pt" style:font-size-asian="12pt" style:font-size-complex="12pt" fo:background-color="#FFFFFF"/>
    </style:style>
    <style:style style:name="P15" style:parent-style-name="Normal" style:family="paragraph">
      <style:text-properties style:font-name="Arial Black" fo:font-size="16pt" style:font-size-asian="16pt" style:font-size-complex="16pt"/>
    </style:style>
    <style:style style:name="P16" style:parent-style-name="Normal" style:family="paragraph">
      <style:text-properties style:font-name="Arial Black" fo:font-size="16pt" style:font-size-asian="16pt" style:font-size-complex="16pt"/>
    </style:style>
    <style:style style:name="P17" style:parent-style-name="Normal" style:family="paragraph">
      <style:text-properties style:font-name="Arial Black" fo:font-size="16pt" style:font-size-asian="16pt" style:font-size-complex="16pt"/>
    </style:style>
    <style:style style:name="P18" style:parent-style-name="Normal" style:family="paragraph">
      <style:text-properties style:font-name="Arial Black" fo:font-size="16pt" style:font-size-asian="16pt" style:font-size-complex="16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 Black" fo:font-size="16pt" style:font-size-asian="16pt" style:font-size-complex="16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text-properties style:font-name="Arial Black" fo:font-size="16pt" style:font-size-asian="16pt" style:font-size-complex="16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Arial Black" fo:font-weight="bold" style:font-weight-asian="bold" style:font-weight-complex="bold" fo:font-size="22pt" style:font-size-asian="22pt" style:font-size-complex="22pt"/>
    </style:style>
  </office:automatic-styles>
  <office:body>
    <office:text text:use-soft-page-breaks="true">
      <text:p text:style-name="P1"/>
      <text:p text:style-name="P2">Application Development Stages</text:p>
      <text:p text:style-name="P3"/>
      <text:p text:style-name="P4"/>
      <text:p text:style-name="P5">Phase 1 - Gathering Information</text:p>
      <text:p text:style-name="P6">This stage, the stage of discovering and researching, determines how the subsequent steps will look like. The most important task at this point was to get a clear<text:s/>understanding of your future web-application purposes, the main goals we wished to get.</text:p>
      <text:p text:style-name="P7"/>
      <text:p text:style-name="P8"/>
      <text:p text:style-name="P9">Phase 2 - Conceptualize</text:p>
      <text:p text:style-name="P10">At this phase, knowing what the final product should look like, our main goal was to design our application. The best way to do<text:s/>that was by using diagrams such as: Use Case, Architecture, Class and Control Flow Diagram. These diagrams ensured<text:s/>us that all the team members are sharing the same perspective about the structure of<text:s/>the<text:s/>application<text:s/>we<text:s/>needed to develop.</text:p>
      <text:p text:style-name="P11"/>
      <text:p text:style-name="P12"/>
      <text:p text:style-name="P13">Phase 3 - Development /Coding</text:p>
      <text:p text:style-name="P14">During the development stage, the team leader assigned to every member a list of tasks followed by a crucial deadline which ensured<text:s/>us the most optimal way to reach the target product, providing the time each member estimated<text:s/>to be needed for each task to be done plus an extra time <text:s/>for solving an<text:s/>eventual bug/error that<text:s/>could’ve<text:s/>appeared, just to make sure that the deadline scheduling won’t be delayed.</text:p>
      <text:p text:style-name="P15"/>
      <text:p text:style-name="P16"/>
      <text:p text:style-name="P17"/>
      <text:p text:style-name="P18">Phase 4 - Validate<text:s/></text:p>
      <text:p text:style-name="P19">At this point, once all the features were<text:s/>implemented a member was charged to validate all the functionalities.</text:p>
      <text:p text:style-name="P20"/>
      <text:p text:style-name="P21">Phase 5 - Testing <text:s/></text:p>
      <text:p text:style-name="P22">Testing is probably the most routine part of the process. Every single function/method should be tested to make sure that there are no broken ones among them.</text:p>
      <text:p text:style-name="P23"/>
      <text:p text:style-name="P24">Phase 6 – Front-End Development <text:s/></text:p>
      <text:p text:style-name="P25">Once the back-end part was done, fully functional, validated and tested the front-end part remained the final and only part separating us from the final product and it was assigned to a group of team members to<text:s/>be done.<text:s/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pperplate Gothic Bold" svg:font-family="Copperplate Gothic Bold" style:font-family-generic="swiss" style:font-pitch="variable" svg:panose-1="2 14 7 5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gdan Galatus</meta:initial-creator>
    <dc:creator>Iustin Ficău</dc:creator>
    <meta:creation-date>2020-05-26T21:47:00Z</meta:creation-date>
    <dc:date>2020-05-28T11:44:00Z</dc:date>
    <meta:template xlink:href="Normal" xlink:type="simple"/>
    <meta:editing-cycles>3</meta:editing-cycles>
    <meta:editing-duration>PT47280S</meta:editing-duration>
    <meta:document-statistic meta:page-count="2" meta:paragraph-count="3" meta:word-count="256" meta:character-count="1717" meta:row-count="12" meta:non-whitespace-character-count="1464"/>
  </office:meta>
</office:document-meta>
</file>